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Ubuntu" svg:font-family="Ubuntu" style:font-family-generic="system" style:font-pitch="variable"/>
  </office:font-face-decls>
  <office:automatic-styles>
    <style:style style:name="Tableau1" style:family="table">
      <style:table-properties style:width="17.011cm" fo:margin-left="0cm" fo:margin-right="-0.011cm" table:align="margins"/>
    </style:style>
    <style:style style:name="Tableau1.A" style:family="table-column">
      <style:table-column-properties style:column-width="1.508cm" style:rel-column-width="855*"/>
    </style:style>
    <style:style style:name="Tableau1.B" style:family="table-column">
      <style:table-column-properties style:column-width="1.409cm" style:rel-column-width="799*"/>
    </style:style>
    <style:style style:name="Tableau1.A1" style:family="table-cell">
      <style:table-cell-properties fo:padding-left="0.191cm" fo:padding-right="0.191cm" fo:padding-top="0cm" fo:padding-bottom="0cm" fo:border-left="0.018cm solid #000000" fo:border-right="none" fo:border-top="0.018cm solid #000000" fo:border-bottom="0.018cm solid #000000"/>
    </style:style>
    <style:style style:name="Tableau1.G1" style:family="table-cell">
      <style:table-cell-properties fo:padding-left="0.191cm" fo:padding-right="0.191cm" fo:padding-top="0cm" fo:padding-bottom="0cm" fo:border="0.018cm solid #000000"/>
    </style:style>
    <style:style style:name="Tableau1.A2" style:family="table-cell" style:data-style-name="N0">
      <style:table-cell-properties fo:padding-left="0.191cm" fo:padding-right="0.191cm" fo:padding-top="0cm" fo:padding-bottom="0cm" fo:border-left="0.018cm solid #000000" fo:border-right="none" fo:border-top="none" fo:border-bottom="0.018cm solid #000000"/>
    </style:style>
    <style:style style:name="Tableau1.G2" style:family="table-cell" style:data-style-name="N0">
      <style:table-cell-properties fo:padding-left="0.191cm" fo:padding-right="0.191cm" fo:padding-top="0cm" fo:padding-bottom="0cm" fo:border-left="0.018cm solid #000000" fo:border-right="0.018cm solid #000000" fo:border-top="none" fo:border-bottom="0.018cm solid #000000"/>
    </style:style>
    <style:style style:name="Tableau2" style:family="table">
      <style:table-properties style:width="16.252cm" fo:margin-left="0.441cm" table:align="left"/>
    </style:style>
    <style:style style:name="Tableau2.A" style:family="table-column">
      <style:table-column-properties style:column-width="1.715cm"/>
    </style:style>
    <style:style style:name="Tableau2.B" style:family="table-column">
      <style:table-column-properties style:column-width="2.155cm"/>
    </style:style>
    <style:style style:name="Tableau2.F" style:family="table-column">
      <style:table-column-properties style:column-width="3.665cm"/>
    </style:style>
    <style:style style:name="Tableau2.G" style:family="table-column">
      <style:table-column-properties style:column-width="2.251cm"/>
    </style:style>
    <style:style style:name="Tableau2.A1" style:family="table-cell">
      <style:table-cell-properties fo:padding-left="0.191cm" fo:padding-right="0.191cm" fo:padding-top="0cm" fo:padding-bottom="0cm" fo:border="0.018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alibri" fo:font-size="11pt" fo:language="en" fo:country="US" fo:font-style="italic" style:font-size-asian="11pt" style:font-style-asian="italic" style:font-size-complex="11pt" style:font-style-complex="italic"/>
    </style:style>
    <style:style style:name="P3" style:family="paragraph" style:parent-style-name="Standard">
      <style:paragraph-properties fo:text-align="justify" style:justify-single-word="false"/>
      <style:text-properties style:font-name="Calibri" fo:font-size="14pt" fo:font-weight="bold" style:font-size-asian="14pt" style:font-weight-asian="bold" style:font-name-complex="Calibri" style:font-size-complex="14pt" style:font-weight-complex="bold"/>
    </style:style>
    <style:style style:name="P4" style:family="paragraph" style:parent-style-name="Standard">
      <style:paragraph-properties fo:text-align="justify" style:justify-single-word="false"/>
      <style:text-properties style:font-name="Calibri" fo:font-size="13pt" fo:font-weight="bold" style:font-size-asian="13pt" style:font-weight-asian="bold" style:font-name-complex="Calibri" style:font-size-complex="13pt" style:font-weight-complex="bold"/>
    </style:style>
    <style:style style:name="P5" style:family="paragraph" style:parent-style-name="Standard">
      <style:paragraph-properties fo:text-align="justify" style:justify-single-word="false"/>
      <style:text-properties style:font-name="Calibri" fo:font-size="13pt" fo:font-weight="bold" style:font-size-asian="13pt" style:font-weight-asian="bold" style:font-name-complex="Calibri" style:font-size-complex="13pt"/>
    </style:style>
    <style:style style:name="P6" style:family="paragraph" style:parent-style-name="Standard">
      <style:paragraph-properties fo:text-align="justify" style:justify-single-word="false"/>
      <style:text-properties style:font-name="Calibri" style:font-name-complex="Calibri"/>
    </style:style>
    <style:style style:name="P7" style:family="paragraph" style:parent-style-name="Standard">
      <style:paragraph-properties fo:text-align="center" style:justify-single-word="false"/>
      <style:text-properties style:font-name="Calibri" style:font-name-complex="Calibri"/>
    </style:style>
    <style:style style:name="P8" style:family="paragraph" style:parent-style-name="Standard">
      <style:paragraph-properties fo:text-align="justify" style:justify-single-word="false"/>
      <style:text-properties style:font-name="Calibri" fo:font-weight="bold" style:font-weight-asian="bold" style:font-name-complex="Calibri" style:font-weight-complex="bold"/>
    </style:style>
    <style:style style:name="P9" style:family="paragraph" style:parent-style-name="Standard">
      <style:paragraph-properties fo:text-align="justify" style:justify-single-word="false"/>
      <style:text-properties style:font-name="Calibri" fo:font-weight="bold" style:font-weight-asian="bold" style:font-name-complex="Calibri"/>
    </style:style>
    <style:style style:name="P10" style:family="paragraph" style:parent-style-name="Standard">
      <style:paragraph-properties fo:text-align="justify" style:justify-single-word="false"/>
      <style:text-properties style:font-name="Calibri" style:text-underline-style="solid" style:text-underline-width="auto" style:text-underline-color="font-color" style:text-underline-mode="continuous" style:text-overline-mode="continuous" style:text-line-through-mode="continuous" style:font-name-complex="Calibri"/>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font-name="Calibri" style:font-name-complex="Calibri"/>
    </style:style>
    <style:style style:name="P13" style:family="paragraph" style:parent-style-name="Standard">
      <style:paragraph-properties fo:text-align="justify" style:justify-single-word="false"/>
      <style:text-properties style:font-name="Calibri" officeooo:paragraph-rsid="001e7594" style:font-name-complex="Calibri"/>
    </style:style>
    <style:style style:name="P14" style:family="paragraph" style:parent-style-name="Standard">
      <style:paragraph-properties fo:text-align="justify" style:justify-single-word="false"/>
      <style:text-properties style:font-name="Calibri" officeooo:paragraph-rsid="0022ef3a" style:font-name-complex="Calibri"/>
    </style:style>
    <style:style style:name="P15" style:family="paragraph" style:parent-style-name="Standard">
      <style:paragraph-properties fo:text-align="center" style:justify-single-word="false"/>
      <style:text-properties style:font-name="Calibri" style:font-name-complex="Calibri"/>
    </style:style>
    <style:style style:name="P16" style:family="paragraph" style:parent-style-name="Standard">
      <style:paragraph-properties fo:text-align="center" style:justify-single-word="false"/>
      <style:text-properties style:font-name="Calibri" officeooo:paragraph-rsid="001e7594" style:font-name-complex="Calibri"/>
    </style:style>
    <style:style style:name="P17" style:family="paragraph" style:parent-style-name="Standard">
      <style:paragraph-properties fo:text-align="center" style:justify-single-word="false"/>
      <style:text-properties style:font-name="Calibri" officeooo:paragraph-rsid="002049d4" style:font-name-complex="Calibri"/>
    </style:style>
    <style:style style:name="P18" style:family="paragraph" style:parent-style-name="Standard">
      <style:paragraph-properties fo:text-align="center" style:justify-single-word="false"/>
      <style:text-properties style:font-name="Calibri" fo:font-style="italic" style:font-style-asian="italic" style:font-name-complex="Calibri"/>
    </style:style>
    <style:style style:name="P19" style:family="paragraph" style:parent-style-name="Standard">
      <style:paragraph-properties fo:text-align="center" style:justify-single-word="false"/>
      <style:text-properties style:font-name="Calibri" fo:font-style="italic" officeooo:paragraph-rsid="001e7594" style:font-style-asian="italic" style:font-name-complex="Calibri"/>
    </style:style>
    <style:style style:name="P20" style:family="paragraph" style:parent-style-name="Standard">
      <style:paragraph-properties fo:text-align="justify" style:justify-single-word="false"/>
      <style:text-properties style:font-name="Calibri" fo:font-size="13pt" fo:font-weight="bold" officeooo:paragraph-rsid="0022ef3a" style:font-size-asian="13pt" style:font-weight-asian="bold" style:font-name-complex="Calibri" style:font-size-complex="13pt" style:font-weight-complex="bold"/>
    </style:style>
    <style:style style:name="P21" style:family="paragraph" style:parent-style-name="Standard">
      <style:paragraph-properties fo:text-align="justify" style:justify-single-word="false"/>
      <style:text-properties officeooo:paragraph-rsid="001e7594"/>
    </style:style>
    <style:style style:name="P22" style:family="paragraph" style:parent-style-name="Standard">
      <style:paragraph-properties fo:text-align="start" style:justify-single-word="false"/>
      <style:text-properties style:font-name="Calibri1" fo:font-size="8pt" fo:font-style="normal" officeooo:paragraph-rsid="0021e238" style:font-size-asian="8pt" style:font-style-asian="normal" style:font-name-complex="Calibri" style:font-size-complex="8pt" style:font-style-complex="normal"/>
    </style:style>
    <style:style style:name="P23" style:family="paragraph" style:parent-style-name="Standard">
      <style:paragraph-properties fo:text-align="start" style:justify-single-word="false"/>
      <style:text-properties style:font-name="Calibri1" fo:font-size="8pt" fo:font-style="normal" officeooo:paragraph-rsid="002049d4" style:font-size-asian="8pt" style:font-style-asian="normal" style:font-name-complex="Calibri" style:font-size-complex="8pt" style:font-style-complex="normal"/>
    </style:style>
    <style:style style:name="P24" style:family="paragraph" style:parent-style-name="Standard">
      <style:paragraph-properties fo:text-align="center" style:justify-single-word="false"/>
      <style:text-properties style:font-name="Calibri1" fo:font-size="8pt" fo:font-style="italic" officeooo:paragraph-rsid="00228211" style:font-size-asian="8pt" style:font-style-asian="italic" style:font-name-complex="Calibri" style:font-size-complex="8pt"/>
    </style:style>
    <style:style style:name="P25" style:family="paragraph" style:parent-style-name="Standard">
      <style:paragraph-properties fo:text-align="center" style:justify-single-word="false"/>
      <style:text-properties style:font-name="Calibri1" fo:font-size="8pt" officeooo:paragraph-rsid="00228211" style:font-size-asian="8pt" style:font-name-complex="Calibri" style:font-size-complex="8pt"/>
    </style:style>
    <style:style style:name="P26" style:family="paragraph" style:parent-style-name="Standard" style:master-page-name="MP0">
      <style:paragraph-properties fo:text-align="center" style:justify-single-word="false" style:page-number="auto" fo:break-before="page"/>
      <style:text-properties style:font-name="Calibri" fo:font-size="14pt" fo:font-weight="bold" style:font-size-asian="14pt" style:font-weight-asian="bold" style:font-name-complex="Calibri" style:font-size-complex="14pt"/>
    </style:style>
    <style:style style:name="P27" style:family="paragraph" style:parent-style-name="Standard" style:list-style-name="L1">
      <style:paragraph-properties fo:margin-left="2.501cm" fo:margin-right="0cm" fo:text-align="justify" style:justify-single-word="false" fo:text-indent="-0.635cm" style:auto-text-indent="false">
        <style:tab-stops/>
      </style:paragraph-properties>
      <style:text-properties style:font-name="Calibri" style:font-name-complex="Calibri"/>
    </style:style>
    <style:style style:name="P28" style:family="paragraph" style:parent-style-name="Standard">
      <style:paragraph-properties fo:margin-left="0cm" fo:margin-right="0cm" fo:text-align="justify" style:justify-single-word="false" fo:text-indent="0cm" style:auto-text-indent="false">
        <style:tab-stops/>
      </style:paragraph-properties>
      <style:text-properties style:font-name="Calibri" style:font-name-complex="Calibri"/>
    </style:style>
    <style:style style:name="T1" style:family="text">
      <style:text-properties style:font-name="Calibri"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2" style:family="text">
      <style:text-properties style:font-name="Calibri" fo:font-size="11pt" fo:language="en" fo:country="US"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style style:name="T3" style:family="text">
      <style:text-properties style:font-name="Calibri" style:font-name-complex="Calibri"/>
    </style:style>
    <style:style style:name="T4" style:family="text">
      <style:text-properties style:font-name="Calibri" fo:font-style="italic" style:font-style-asian="italic" style:font-name-complex="Calibri"/>
    </style:style>
    <style:style style:name="T5" style:family="text">
      <style:text-properties style:text-underline-style="solid" style:text-underline-width="auto" style:text-underline-color="font-color"/>
    </style:style>
    <style:style style:name="T6" style:family="text">
      <style:text-properties officeooo:rsid="001e7594"/>
    </style:style>
    <style:style style:name="T7" style:family="text">
      <style:text-properties fo:font-size="13pt"/>
    </style:style>
    <style:style style:name="T8" style:family="text">
      <style:text-properties fo:font-weight="bold"/>
    </style:style>
    <style:style style:name="T9" style:family="text">
      <style:text-properties style:font-size-asian="13pt"/>
    </style:style>
    <style:style style:name="T10" style:family="text">
      <style:text-properties style:font-weight-asian="bold"/>
    </style:style>
    <style:style style:name="T11" style:family="text">
      <style:text-properties style:font-size-complex="13pt"/>
    </style:style>
    <style:style style:name="T12" style:family="text">
      <style:text-properties officeooo:rsid="002049d4"/>
    </style:style>
    <style:style style:name="T13" style:family="text">
      <style:text-properties officeooo:rsid="0021e238"/>
    </style:style>
    <style:style style:name="T14" style:family="text">
      <style:text-properties fo:font-style="italic" officeooo:rsid="0021e238" style:font-style-asian="italic"/>
    </style:style>
    <style:style style:name="T15" style:family="text">
      <style:text-properties officeooo:rsid="00228211"/>
    </style:style>
    <style:style style:name="T16" style:family="text">
      <style:text-properties officeooo:rsid="0022ef3a"/>
    </style:style>
    <style:style style:name="T17" style:family="text">
      <style:text-properties fo:font-size="12pt"/>
    </style:style>
    <style:style style:name="T18" style:family="text">
      <style:text-properties fo:font-size="12pt" officeooo:rsid="0022ef3a" style:font-size-asian="10.5pt"/>
    </style:style>
    <style:style style:name="T19" style:family="text">
      <style:text-properties fo:font-size="12pt" officeooo:rsid="0022ef3a" style:font-size-asian="10.5pt" style:font-weight-asian="normal"/>
    </style:style>
    <style:style style:name="T20" style:family="text">
      <style:text-properties fo:font-size="12pt" fo:font-weight="normal" officeooo:rsid="0022ef3a" style:font-size-asian="10.5pt" style:font-weight-asian="normal" style:font-size-complex="12pt" style:font-weight-complex="normal"/>
    </style:style>
    <style:style style:name="T21" style:family="text">
      <style:text-properties fo:font-size="12pt" fo:font-weight="normal" officeooo:rsid="0022ef3a" style:font-size-asian="10.5pt" style:font-weight-asian="normal" style:font-size-complex="12pt"/>
    </style:style>
    <style:style style:name="T22" style:family="text">
      <style:text-properties fo:font-size="12pt" fo:font-weight="normal" officeooo:rsid="0022ef3a" style:font-size-asian="10.5pt" style:font-weight-asian="normal"/>
    </style:style>
    <style:style style:name="T23" style:family="text">
      <style:text-properties fo:font-weight="normal"/>
    </style:style>
    <style:style style:name="T24" style:family="text">
      <style:text-properties fo:font-weight="normal" style:font-weight-asian="normal"/>
    </style:style>
    <style:style style:name="T25" style:family="text">
      <style:text-properties fo:font-weight="normal" officeooo:rsid="0022ef3a" style:font-weight-asian="normal" style:font-size-complex="12pt" style:font-weight-complex="normal"/>
    </style:style>
    <style:style style:name="T26" style:family="text">
      <style:text-properties fo:font-weight="normal" officeooo:rsid="0022ef3a" style:font-size-complex="12pt"/>
    </style:style>
    <style:style style:name="T27" style:family="text">
      <style:text-properties fo:font-weight="normal" officeooo:rsid="0022ef3a" style:font-size-asian="10.5pt" style:font-size-complex="12pt"/>
    </style:style>
    <style:style style:name="T28" style:family="text">
      <style:text-properties style:font-size-asian="10.5pt"/>
    </style:style>
    <style:style style:name="T29" style:family="text">
      <style:text-properties style:font-weight-asian="normal"/>
    </style:style>
    <style:style style:name="T30" style:family="text">
      <style:text-properties style:font-size-complex="12pt"/>
    </style:style>
    <style:style style:name="T31" style:family="text">
      <style:text-properties style:font-weight-complex="normal"/>
    </style:style>
    <style:style style:name="T32" style:family="text">
      <style:text-properties officeooo:rsid="0022ef3a" style:font-weight-complex="normal"/>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rojet pédagogique AP2 – Diplodocalcul</text:p>
      <text:p text:style-name="P3"/>
      <text:p text:style-name="P4">Introduction</text:p>
      <text:p text:style-name="P6"/>
      <text:p text:style-name="P8">Contexte</text:p>
      <text:p text:style-name="P8"/>
      <text:p text:style-name="P6">Ce logiciel est créé dans le cadre d'une collaboration avec l'école primaire et maternelle Pierre et Marie Curie situé à Villeneuve d'Ascq. Il est réalisé dans le cadre du contrôle continu du module d'algorithmique et programmation du DUT Informatique de l'IUT « A » de l'université Lille 1.</text:p>
      <text:p text:style-name="P6">L'ensemble de la promotion a été divisé en binôme et devait réaliser un cahier des charges et un logiciel ludo-éducatif.</text:p>
      <text:p text:style-name="P10"/>
      <text:p text:style-name="P8">But du projet</text:p>
      <text:p text:style-name="P8"/>
      <text:p text:style-name="P6">Ce projet vise à produire un logiciel éducatif destiné à des enfants de <text:span text:style-name="T13">6</text:span> à 11 ans afin de les accompagner dans l'apprentissage des mathématiques.</text:p>
      <text:p text:style-name="P6">Grâce à une difficulté contrôlée et des découpages par tranche d'âge, il est très accessible.</text:p>
      <text:p text:style-name="P6">Les tranches en question sont les suivantes :</text:p>
      <text:p text:style-name="P28"/>
      <text:list xml:id="list1300579412" text:style-name="L1">
        <text:list-item>
          <text:p text:style-name="P27">Cours préparatoire : entre 6 et 7 ans</text:p>
        </text:list-item>
        <text:list-item>
          <text:p text:style-name="P27">Cours élémentaire 1 et 2 : entre 7 et 9 ans</text:p>
        </text:list-item>
        <text:list-item>
          <text:p text:style-name="P27">Cours moyens 1 et 2 : entre 9 et 11 ans</text:p>
        </text:list-item>
      </text:list>
      <text:p text:style-name="P6"/>
      <text:p text:style-name="P4">Description de la demande</text:p>
      <text:p text:style-name="P6"/>
      <text:p text:style-name="P8">Objectifs</text:p>
      <text:p text:style-name="P10"/>
      <text:p text:style-name="P6">L'objectif de ce logiciel est d'accompagner l'enfant dans son apprentissage des mathématiques et de vérifier sa compréhension de celles-ci.</text:p>
      <text:p text:style-name="P6">Afin de capter l'attention des plus jeunes, l'utilisation d'illustrations et d'animations est prévue.</text:p>
      <text:p text:style-name="P6"/>
      <text:p text:style-name="P8">Présentation du logiciel</text:p>
      <text:p text:style-name="P8"/>
      <text:p text:style-name="P6">Le logiciel se présente, avant d'accéder aux calculs, en une succession de menu permettant de configurer la manière dont les calculs seront proposés. Tout d'abord, on demandera son prénom à l'utilisateur. Ensuite, on lui demandera, via une liste, de choisir son niveau d'étude. La dernière option à choisir concerne le mode de fonctionnement : apprentissage ou examen.</text:p>
      <text:p text:style-name="P6">Une fois ces formalités accomplies, l'écran affichera selon le niveau, des images d'animaux/fruits/légumes ou directement des chiffres séparés par un opérateur.</text:p>
      <text:p text:style-name="P6">L'élève devra sélectionner sa réponse parmi une liste de réponse.</text:p>
      <text:p text:style-name="P6"/>
      <text:p text:style-name="P6">Afin de s'adapter au plus grand nombre, la difficulté est croissante et reste constante tant que l'élève n'arrive pas à résoudre les calculs d'un niveau donné.</text:p>
      <text:p text:style-name="P6"/>
      <text:p text:style-name="P4">Critères de validation</text:p>
      <text:p text:style-name="P4"><text:soft-page-break/></text:p>
      <text:p text:style-name="P8">Fonctions minimales</text:p>
      <text:p text:style-name="P6"/>
      <text:p text:style-name="P6">Le logiciel doit afficher une opération de façon aléatoire à résoudre. L'utilisateur doit pouvoir proposer une solution qui sera ensuite vérifiée par le logiciel puis corrigée si nécessaire.</text:p>
      <text:p text:style-name="P6"/>
      <text:p text:style-name="P8">Fonctions souhaitables</text:p>
      <text:p text:style-name="P6"/>
      <text:p text:style-name="P6">Il serait souhaitable, afin de permettre l’accès au plus grand nombre, d'adapter le niveau de difficulté des opérations en fonction du niveau sélectionné par l'utilisateur. De plus, afin de permettre à l'élève de se situer par rapport au reste de sa classe, un pourcentage de bonnes réponses ainsi qu'un score lui seront <text:s/>notifiés: une bonne réponse lui donne un point. Dans l'objectif de personnaliser l'affichage, on pourra demander le prénom et le nom de l'utilisateur.</text:p>
      <text:p text:style-name="P8"/>
      <text:p text:style-name="P8">Fonctions avancées</text:p>
      <text:p text:style-name="P6"/>
      <text:p text:style-name="P6">Tout d'abord un mode d'apprentissage sera proposé. Dans ce mode le nombre de calcul est illimité et le score affiché mais non enregistré. Le second mode lui, procède à l'enregistrement des scores et pourcentage de chaque élève qui sera accessible au professeur via une fonction dédié.</text:p>
      <text:p text:style-name="P6">Dans l'optique d'apporter de la convivialité au logiciel, des images pourront illustrer les calculs les plus faciles et des animations seront utilisées pour récompenser l'élève ou l'informer de son erreur.</text:p>
      <text:p text:style-name="P6">Afin de permettre une interface plus intuitive, l'utilisation d'une liste de réponse cliquable, avec des réponses aléatoires et la bonne réponse peut être utilisée. Un clic suffirait à l'élève pour donner sa réponse et correspondrait d'autant plus aux élèves jeunes.</text:p>
      <text:p text:style-name="P6"/>
      <text:p text:style-name="P5">Analyse du logiciel</text:p>
      <text:p text:style-name="P5"/>
      <text:p text:style-name="P9">Contraintes techniques</text:p>
      <text:p text:style-name="P6"/>
      <text:p text:style-name="P6">Ce projet étant réalisé dans le cadre du module d’AP12, c’est l’iJava, une version simplifiée de Java qui sera utilisée via le fichier ap.jar</text:p>
      <text:p text:style-name="P6"/>
      <text:p text:style-name="P9">Contraintes temporelles</text:p>
      <text:p text:style-name="P6"/>
      <text:p text:style-name="P6">Le projet commence le 26 octobre par la <text:s/>présentation aux étudiants des objectifs de cet exercice. </text:p>
      <text:p text:style-name="P13">Le projet est découpée en deux parties : </text:p>
      <text:p text:style-name="P13"><text:tab/>- la première concerne le cahier des charges.</text:p>
      <text:p text:style-name="P6">Celui-ci est à rédiger par les élèves et doit être rendu avant le 31 Décembre 2011.</text:p>
      <text:p text:style-name="P6"><text:tab/>- la deuxième partie concerne le codage du projet en lui-même.</text:p>
      <text:p text:style-name="P6">Le codage peut commencer dès le début du projet et doit être achevé pour le 19 Janvier 2012.</text:p>
      <text:p text:style-name="P6"/>
      <text:p text:style-name="P6"/>
      <text:p text:style-name="P9">Planning du projet</text:p>
      <text:p text:style-name="P6"><text:soft-page-break/></text:p>
      <text:p text:style-name="P6"><text:span text:style-name="T5">Semaine 1 (9nov./ 16nov.) :</text:span> Recherche du sujet du projet avec une visite sur différents sites web qui traite du même sujet afin de trouver des idées supplémentaires et de pouvoir structurer le cahier des charges.</text:p>
      <text:p text:style-name="P6"/>
      <text:p text:style-name="P6"><text:span text:style-name="T5">Semaine 2 (16nov./ 23nov.) :</text:span> Approfondissement des recherches et début de rédaction du cahier des charges.</text:p>
      <text:p text:style-name="P6"/>
      <text:p text:style-name="P6"><text:span text:style-name="T5">Semaine 3 (23nov./ 30nov.) :</text:span> <text:s/>Poursuite de la rédaction du cahier des charges et début du codage du logiciel pour les fonctions de bases.</text:p>
      <text:p text:style-name="P6"/>
      <text:p text:style-name="P6"><text:span text:style-name="T5">Semaine 4 (30nov./ 7 déc.) :</text:span> <text:s/>Finalisation de la rédactions des parties du cahier des charges afin de pouvoir rendre la première partie et poursuite du codage du logiciel.</text:p>
      <text:p text:style-name="P6"/>
      <text:p text:style-name="P6"><text:span text:style-name="T5">Semaine 5 (7déc./ 14 déc.) :</text:span> Refonte du logiciel pour pouvoir prendre en compte les différentes exigences du logiciel.</text:p>
      <text:p text:style-name="P6"/>
      <text:p text:style-name="P6"><text:span text:style-name="T5">Semaine 6 (14 déc./ 21 déc.) :</text:span> Poursuite de la rédaction du cahier des charges et du codage du logiciel.</text:p>
      <text:p text:style-name="P6"/>
      <text:p text:style-name="P6"><text:span text:style-name="T5">Semaine 7 (21 déc./ 28déc.) :</text:span> <text:span text:style-name="T6">F</text:span>inalisation du cahier des charges.</text:p>
      <text:p text:style-name="P6"/>
      <text:p text:style-name="P6"><text:span text:style-name="T5">Semaine 8 (28déc./ 2 jan.) :</text:span> Amélioration du logiciel.</text:p>
      <text:p text:style-name="P6"/>
      <text:p text:style-name="P6"><text:span text:style-name="T5">Semaine 9 (2 jan./ 9 jan.) :</text:span> Poursuite du codage du logiciel afin de pouvoir atteindre les objectifs <text:s/>des « fonctions souhaitables » <text:span text:style-name="T6">et rendu du cahier des charges.</text:span></text:p>
      <text:p text:style-name="P6"/>
      <text:p text:style-name="P6"><text:span text:style-name="T5">Semaine 10 (9 jan./ 16 jan.) :</text:span> <text:span text:style-name="T6">Amélioration du code du logiciel et optimisation pour le rendu.</text:span></text:p>
      <text:p text:style-name="P6"/>
      <text:p text:style-name="P6">Analyse des données</text:p>
      <text:p text:style-name="P5"/>
      <text:p text:style-name="P9">Représentation de <text:span text:style-name="T6">l'opérateur</text:span></text:p>
      <text:p text:style-name="P6"/>
      <text:p text:style-name="P21"><text:span text:style-name="Police_20_par_20_défaut"><text:span text:style-name="T3">Afin de permettre l’utilisation d’opérateurs adaptés à chaque tranche d’âge, il a été choisi de mettre les opérateurs dans un tableau de chaines de caractères. Le niveau choisi permet, grâce à un </text:span></text:span><text:span text:style-name="Police_20_par_20_défaut"><text:span text:style-name="T4">random() </text:span></text:span><text:span text:style-name="Police_20_par_20_défaut"><text:span text:style-name="T3">modifié par un coefficient de sélectionner un opérateur valide. </text:span></text:span></text:p>
      <text:p text:style-name="P21"><text:span text:style-name="Police_20_par_20_défaut"><text:span text:style-name="T3">Le tableau est constitué comme suit :</text:span></text:span></text:p>
      <text:p text:style-name="P21"><text:span text:style-name="Police_20_par_20_défaut"><text:span text:style-name="T3"/></text:span></text:p>
      <table:table table:name="Tableau1" table:style-name="Tableau1">
        <table:table-column table:style-name="Tableau1.A"/>
        <table:table-column table:style-name="Tableau1.B" table:number-columns-repeated="11"/>
        <table:table-row>
          <table:table-cell table:style-name="Tableau1.A1" office:value-type="string">
            <text:p text:style-name="P22"><text:span text:style-name="T13">+ simple</text:span></text:p>
          </table:table-cell>
          <table:table-cell table:style-name="Tableau1.A1" office:value-type="string">
            <text:p text:style-name="P22"><text:span text:style-name="T13">- simple</text:span></text:p>
          </table:table-cell>
          <table:table-cell table:style-name="Tableau1.A1" office:value-type="string">
            <text:p text:style-name="P23">* <text:span text:style-name="T13">à un chiffre</text:span></text:p>
          </table:table-cell>
          <table:table-cell table:style-name="Tableau1.A1" office:value-type="string">
            <text:p text:style-name="P22"><text:span text:style-name="T13">+ compl</text:span><text:span text:style-name="T16">i</text:span><text:span text:style-name="T13">qué</text:span></text:p>
          </table:table-cell>
          <table:table-cell table:style-name="Tableau1.A1" office:value-type="string">
            <text:p text:style-name="P22"><text:span text:style-name="T13">- compliqué</text:span></text:p>
          </table:table-cell>
          <table:table-cell table:style-name="Tableau1.A1" office:value-type="string">
            <text:p text:style-name="P22"><text:span text:style-name="T13">+ à virgule</text:span></text:p>
          </table:table-cell>
          <table:table-cell table:style-name="Tableau1.G1" office:value-type="string">
            <text:p text:style-name="P22"><text:span text:style-name="T13">- à virgule</text:span></text:p>
          </table:table-cell>
          <table:table-cell table:style-name="Tableau1.G1" office:value-type="string">
            <text:p text:style-name="P22"><text:span text:style-name="T13">Division</text:span><text:span text:style-name="T13"> entière</text:span></text:p>
          </table:table-cell>
          <table:table-cell table:style-name="Tableau1.A1" office:value-type="string">
            <text:p text:style-name="P22"><text:span text:style-name="T13">* compliqué</text:span></text:p>
          </table:table-cell>
          <table:table-cell table:style-name="Tableau1.A1" office:value-type="string">
            <text:p text:style-name="P22"><text:span text:style-name="T13">Dision compliqué</text:span></text:p>
          </table:table-cell>
          <table:table-cell table:style-name="Tableau1.A1" office:value-type="string">
            <text:p text:style-name="P23"><text:span text:style-name="T12">* </text:span><text:span text:style-name="T13">à virgule</text:span></text:p>
          </table:table-cell>
          <table:table-cell table:style-name="Tableau1.G1" office:value-type="string">
            <text:p text:style-name="P22"><text:span text:style-name="T13">Division à virgule</text:span></text:p>
          </table:table-cell>
        </table:table-row>
        <table:table-row>
          <table:table-cell table:style-name="Tableau1.A2" office:value-type="float" office:value="0">
            <text:p text:style-name="P24"><text:span text:style-name="T15">0</text:span></text:p>
          </table:table-cell>
          <table:table-cell table:style-name="Tableau1.A2" office:value-type="float" office:value="1">
            <text:p text:style-name="P24"><text:span text:style-name="T15">1</text:span></text:p>
          </table:table-cell>
          <table:table-cell table:style-name="Tableau1.A2" office:value-type="float" office:value="2">
            <text:p text:style-name="P24"><text:span text:style-name="T15">2</text:span></text:p>
          </table:table-cell>
          <table:table-cell table:style-name="Tableau1.A2" office:value-type="float" office:value="3">
            <text:p text:style-name="P24"><text:span text:style-name="T15">3</text:span></text:p>
          </table:table-cell>
          <table:table-cell table:style-name="Tableau1.A2" office:value-type="float" office:value="4">
            <text:p text:style-name="P24"><text:span text:style-name="T15">4</text:span></text:p>
          </table:table-cell>
          <table:table-cell table:style-name="Tableau1.A2" office:value-type="float" office:value="5">
            <text:p text:style-name="P24"><text:span text:style-name="T15">5</text:span></text:p>
          </table:table-cell>
          <table:table-cell table:style-name="Tableau1.G2" office:value-type="float" office:value="6">
            <text:p text:style-name="P25"><text:span text:style-name="T15">6</text:span></text:p>
          </table:table-cell>
          <table:table-cell table:style-name="Tableau1.G2" office:value-type="float" office:value="7">
            <text:p text:style-name="P25"><text:span text:style-name="T15">7</text:span></text:p>
          </table:table-cell>
          <table:table-cell table:style-name="Tableau1.A2" office:value-type="float" office:value="8">
            <text:p text:style-name="P25"><text:span text:style-name="T15">8</text:span></text:p>
          </table:table-cell>
          <table:table-cell table:style-name="Tableau1.A2" office:value-type="float" office:value="9">
            <text:p text:style-name="P25"><text:span text:style-name="T15">9</text:span></text:p>
          </table:table-cell>
          <table:table-cell table:style-name="Tableau1.A2" office:value-type="float" office:value="10">
            <text:p text:style-name="P25"><text:span text:style-name="T15">10</text:span></text:p>
          </table:table-cell>
          <table:table-cell table:style-name="Tableau1.G2" office:value-type="float" office:value="11">
            <text:p text:style-name="P25"><text:span text:style-name="T15">11</text:span></text:p>
          </table:table-cell>
        </table:table-row>
      </table:table>
      <text:p text:style-name="P6"/>
      <text:p text:style-name="P6"/>
      <text:p text:style-name="P6"/>
      <text:p text:style-name="P6"/>
      <text:p text:style-name="P6"/>
      <text:p text:style-name="P6"/>
      <text:p text:style-name="P6"/>
      <text:p text:style-name="P9"><text:soft-page-break/>Génération d’opérandes</text:p>
      <text:p text:style-name="P6"/>
      <text:p text:style-name="P11"><text:span text:style-name="Police_20_par_20_défaut"><text:span text:style-name="T3">La génération d’opérandes est assurée par la fonction </text:span></text:span><text:span text:style-name="Police_20_par_20_défaut"><text:span text:style-name="T4">random() ;</text:span></text:span><text:span text:style-name="Police_20_par_20_défaut"><text:span text:style-name="T3"> de iJava. La difficulté sert de coefficient.</text:span></text:span></text:p>
      <text:p text:style-name="P6"/>
      <text:p text:style-name="P6"/>
      <text:p text:style-name="P9">Enregistrement des résultats</text:p>
      <text:p text:style-name="P6"/>
      <text:p text:style-name="P6">En mode « examen », les résultats de l’élève sont enregistrés. Ceux-ci, accessibles au professeur sont enregistrés dans un fichier .csv. Sa structure est la suivante :</text:p>
      <table:table table:name="Tableau2" table:style-name="Tableau2">
        <table:table-column table:style-name="Tableau2.A"/>
        <table:table-column table:style-name="Tableau2.B" table:number-columns-repeated="4"/>
        <table:table-column table:style-name="Tableau2.F"/>
        <table:table-column table:style-name="Tableau2.G"/>
        <table:table-row>
          <table:table-cell table:style-name="Tableau2.A1" office:value-type="string">
            <text:p text:style-name="P7">ID</text:p>
          </table:table-cell>
          <table:table-cell table:style-name="Tableau2.A1" office:value-type="string">
            <text:p text:style-name="P7">Prenom</text:p>
          </table:table-cell>
          <table:table-cell table:style-name="Tableau2.A1" office:value-type="string">
            <text:p text:style-name="P7">Nom</text:p>
          </table:table-cell>
          <table:table-cell table:style-name="Tableau2.A1" office:value-type="string">
            <text:p text:style-name="P7">Date</text:p>
          </table:table-cell>
          <table:table-cell table:style-name="Tableau2.A1" office:value-type="string">
            <text:p text:style-name="P7">Niveau</text:p>
          </table:table-cell>
          <table:table-cell table:style-name="Tableau2.A1" office:value-type="string">
            <text:p text:style-name="P7">Difficulté atteinte</text:p>
          </table:table-cell>
          <table:table-cell table:style-name="Tableau2.A1" office:value-type="string">
            <text:p text:style-name="P7">Score</text:p>
          </table:table-cell>
        </table:table-row>
      </table:table>
      <text:p text:style-name="P6"/>
      <text:p text:style-name="P6"/>
      <text:p text:style-name="P6"/>
      <text:p text:style-name="P5">Déroulement d’une session d’utilisation</text:p>
      <text:p text:style-name="P6"/>
      <text:p text:style-name="P6">Dans un premier temps, l’utilisateur est invité à saisir son Nom et son Prénom. Ensuite, son niveau lui est demandé. Enfin, l’utilisateur choisit son mode de jeu : <text:s/>1) Illimité (Entrainement)</text:p>
      <text:p text:style-name="P6"><text:tab/>2) Examen</text:p>
      <text:p text:style-name="P6"/>
      <text:p text:style-name="P6">En mode illimité, l’utilisateur doit résoudre des problèmes de complexité croissante. L’exercice s’arrête à la demande de celui-ci. Dans le cas où l’utilisateur commet une erreur dans la résolution, la réponse lui est affichée et un calcul de difficulté identique lui est à nouveau proposé.</text:p>
      <text:p text:style-name="P6"/>
      <text:p text:style-name="P6">En mode examen, l’utilisateur doit répondre à dix calculs. La difficulté augmente cette fois beaucoup plus rapidement, et en cas d’erreur, elle continue à augmenter. Les résultats sont affichés en fin de séance. Ils sont également enregistrés afin d’être disponible pour le professeur.</text:p>
      <text:p text:style-name="P6"/>
      <text:p text:style-name="P20"><text:span text:style-name="T16">Conclusion</text:span></text:p>
      <text:p text:style-name="P20"><text:span text:style-name="T16"/></text:p>
      <text:p text:style-name="P14"><text:span text:style-name="T20">Cette application a été réalisée malgré la difficulté d'obtenir par l'éducation nationale les acquis et compétences requises par les élèves pour chaque niveau. Nous avons donc choisi de synthétiser les informations disponibles sur internet.</text:span></text:p>
      <text:p text:style-name="P14"><text:span text:style-name="T20">Nous souhaitons que cette application puisse être utile au plus grand nombre et accompagner les élèves et leur professeur dans l'apprentissage des mathématiq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mily-generic="roman"/>
    <style:font-face style:name="Times new roman" svg:font-family="'Times new roman'" style:font-family-generic="roman"/>
    <style:font-face style:name="Calibri1" svg:font-family="Calibri" style:font-family-generic="swiss"/>
    <style:font-face style:name="Lohit Hindi" svg:font-family="'Lohit Hindi'" style:font-family-generic="system"/>
    <style:font-face style:name="OpenSymbol" svg:font-family="OpenSymbol" style:font-family-generic="system"/>
    <style:font-face style:name="Courier New" svg:font-family="'Courier New'" style:font-family-generic="modern"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ystem" style:font-pitch="variable"/>
    <style:font-face style:name="Ubuntu" svg:font-family="Ubuntu"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size-complex="10.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Teletype" style:family="text">
      <style:text-properties style:font-name="DejaVu Sans Mono" style:font-name-asian="DejaVu Sans" style:font-name-complex="DejaVu Sans Mono"/>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tête_20_Car" style:display-name="En-tête Car" style:family="text" style:parent-style-name="Police_20_par_20_défaut">
      <style:text-properties style:font-name-complex="Mangal" style:font-size-complex="10.5pt"/>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Ubuntu" style:font-name-asian="Droid Sans Fallback" style:font-name-complex="Lohit Hindi"/>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Ubuntu" style:font-name-asian="Droid Sans Fallback" style:font-name-complex="Lohit Hindi"/>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Calibri" fo:font-size="11pt" fo:language="en" fo:country="US" fo:font-style="italic" style:font-size-asian="11pt" style:font-style-asian="italic" style:font-size-complex="11pt" style:font-style-complex="italic"/>
    </style:style>
    <style:style style:name="MT1" style:family="text">
      <style:text-properties style:font-name="Calibri"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MT2" style:family="text">
      <style:text-properties style:font-name="Calibri" fo:font-size="11pt" fo:language="en" fo:country="US" fo:font-style="italic" style:text-underline-style="solid" style:text-underline-width="auto" style:text-underline-color="font-color" style:text-underline-mode="continuous" style:text-overline-mode="continuous" style:text-line-through-mode="continuous"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3cm" fo:margin-bottom="1.199cm" fo:margin-left="2cm" fo:margin-right="2cm" style:writing-mode="lr-tb" style:footnote-max-height="0cm">
        <style:footnote-sep style:width="0.018cm" style:adjustment="left" style:rel-width="33%" style:color="#000000"/>
      </style:page-layout-properties>
      <style:header-style/>
      <style:footer-style>
        <style:header-footer-properties fo:min-height="0.80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Emphasis"><text:span text:style-name="MT1">https</text:span></text:span><text:span text:style-name="Teletype"><text:span text:style-name="MT2">://diplodocalcul.googlecode.com</text:span></text:span></text:p>
        <text:p text:style-name="MP2">Gavard Ewann (gavard.e@gmail.com)</text:p>
        <text:p text:style-name="MP2">Rabany Bertrand (rabany.b@gmail.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dc:title/>
    <meta:initial-creator>Ordinateur</meta:initial-creator>
    <meta:creation-date>2011-11-25T16:50:00Z</meta:creation-date>
    <dc:date>2012-01-04T11:32:46</dc:date>
    <meta:editing-cycles>5</meta:editing-cycles>
    <meta:editing-duration>PT06H25M04S</meta:editing-duration>
    <dc:creator>BERTRAND.RABANY </dc:creator>
    <meta:document-statistic meta:table-count="2" meta:image-count="0" meta:object-count="0" meta:page-count="4" meta:paragraph-count="101" meta:word-count="1206" meta:character-count="7524"/>
    <meta:template xlink:type="simple" xlink:actuate="onRequest" xlink:title="" xlink:href="Normal"/>
  </office:meta>
</office:document-meta>
</file>